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A000001CE8B2CB9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4.055cm" svg:y="-1.097cm" svg:width="4.399cm" svg:height="6.399cm" draw:z-index="0"><draw:image xlink:href="Pictures/100002010000014A000001CE8B2CB9A4.png" xlink:type="simple" xlink:show="embed" xlink:actuate="onLoad"/></draw:frame><draw:frame draw:style-name="fr1" draw:name="obrázky2" text:anchor-type="paragraph" svg:x="8.453cm" svg:y="5.3cm" svg:width="4.399cm" svg:height="6.399cm" draw:z-index="1"><draw:image xlink:href="Pictures/100002010000014A000001CE8B2CB9A4.png" xlink:type="simple" xlink:show="embed" xlink:actuate="onLoad"/></draw:frame><draw:frame draw:style-name="fr1" draw:name="obrázky3" text:anchor-type="paragraph" svg:x="12.85cm" svg:y="-1.097cm" svg:width="4.399cm" svg:height="6.399cm" draw:z-index="2"><draw:image xlink:href="Pictures/100002010000014A000001CE8B2CB9A4.png" xlink:type="simple" xlink:show="embed" xlink:actuate="onLoad"/></draw:frame><draw:frame draw:style-name="fr1" draw:name="obrázky4" text:anchor-type="paragraph" svg:x="12.85cm" svg:y="11.698cm" svg:width="4.399cm" svg:height="6.399cm" draw:z-index="3"><draw:image xlink:href="Pictures/100002010000014A000001CE8B2CB9A4.png" xlink:type="simple" xlink:show="embed" xlink:actuate="onLoad"/></draw:frame><draw:frame draw:style-name="fr1" draw:name="obrázky5" text:anchor-type="paragraph" svg:x="17.247cm" svg:y="11.698cm" svg:width="4.399cm" svg:height="6.399cm" draw:z-index="4"><draw:image xlink:href="Pictures/100002010000014A000001CE8B2CB9A4.png" xlink:type="simple" xlink:show="embed" xlink:actuate="onLoad"/></draw:frame><draw:frame draw:style-name="fr1" draw:name="obrázky6" text:anchor-type="paragraph" svg:x="17.247cm" svg:y="5.3cm" svg:width="4.399cm" svg:height="6.399cm" draw:z-index="5"><draw:image xlink:href="Pictures/100002010000014A000001CE8B2CB9A4.png" xlink:type="simple" xlink:show="embed" xlink:actuate="onLoad"/></draw:frame><draw:frame draw:style-name="fr1" draw:name="obrázky7" text:anchor-type="paragraph" svg:x="17.247cm" svg:y="-1.097cm" svg:width="4.399cm" svg:height="6.399cm" draw:z-index="6"><draw:image xlink:href="Pictures/100002010000014A000001CE8B2CB9A4.png" xlink:type="simple" xlink:show="embed" xlink:actuate="onLoad"/></draw:frame><draw:frame draw:style-name="fr1" draw:name="obrázky8" text:anchor-type="paragraph" svg:x="21.645cm" svg:y="-1.097cm" svg:width="4.399cm" svg:height="6.399cm" draw:z-index="7"><draw:image xlink:href="Pictures/100002010000014A000001CE8B2CB9A4.png" xlink:type="simple" xlink:show="embed" xlink:actuate="onLoad"/></draw:frame><draw:frame draw:style-name="fr1" draw:name="obrázky9" text:anchor-type="paragraph" svg:x="21.645cm" svg:y="5.3cm" svg:width="4.399cm" svg:height="6.399cm" draw:z-index="8"><draw:image xlink:href="Pictures/100002010000014A000001CE8B2CB9A4.png" xlink:type="simple" xlink:show="embed" xlink:actuate="onLoad"/></draw:frame><draw:frame draw:style-name="fr1" draw:name="obrázky10" text:anchor-type="paragraph" svg:x="21.645cm" svg:y="11.698cm" svg:width="4.399cm" svg:height="6.399cm" draw:z-index="9"><draw:image xlink:href="Pictures/100002010000014A000001CE8B2CB9A4.png" xlink:type="simple" xlink:show="embed" xlink:actuate="onLoad"/></draw:frame><draw:frame draw:style-name="fr1" draw:name="obrázky11" text:anchor-type="paragraph" svg:x="8.453cm" svg:y="11.698cm" svg:width="4.399cm" svg:height="6.399cm" draw:z-index="10"><draw:image xlink:href="Pictures/100002010000014A000001CE8B2CB9A4.png" xlink:type="simple" xlink:show="embed" xlink:actuate="onLoad"/></draw:frame><draw:frame draw:style-name="fr1" draw:name="obrázky12" text:anchor-type="paragraph" svg:x="8.453cm" svg:y="-1.097cm" svg:width="4.399cm" svg:height="6.399cm" draw:z-index="11"><draw:image xlink:href="Pictures/100002010000014A000001CE8B2CB9A4.png" xlink:type="simple" xlink:show="embed" xlink:actuate="onLoad"/></draw:frame><draw:frame draw:style-name="fr1" draw:name="obrázky13" text:anchor-type="paragraph" svg:x="4.055cm" svg:y="5.3cm" svg:width="4.399cm" svg:height="6.399cm" draw:z-index="12"><draw:image xlink:href="Pictures/100002010000014A000001CE8B2CB9A4.png" xlink:type="simple" xlink:show="embed" xlink:actuate="onLoad"/></draw:frame><draw:frame draw:style-name="fr1" draw:name="obrázky14" text:anchor-type="paragraph" svg:x="4.055cm" svg:y="11.698cm" svg:width="4.399cm" svg:height="6.399cm" draw:z-index="13"><draw:image xlink:href="Pictures/100002010000014A000001CE8B2CB9A4.png" xlink:type="simple" xlink:show="embed" xlink:actuate="onLoad"/></draw:frame><draw:frame draw:style-name="fr1" draw:name="obrázky15" text:anchor-type="paragraph" svg:x="-0.342cm" svg:y="-1.097cm" svg:width="4.399cm" svg:height="6.399cm" draw:z-index="14"><draw:image xlink:href="Pictures/100002010000014A000001CE8B2CB9A4.png" xlink:type="simple" xlink:show="embed" xlink:actuate="onLoad"/></draw:frame><draw:frame draw:style-name="fr1" draw:name="obrázky16" text:anchor-type="paragraph" svg:x="-0.342cm" svg:y="5.3cm" svg:width="4.399cm" svg:height="6.399cm" draw:z-index="15"><draw:image xlink:href="Pictures/100002010000014A000001CE8B2CB9A4.png" xlink:type="simple" xlink:show="embed" xlink:actuate="onLoad"/></draw:frame><draw:frame draw:style-name="fr1" draw:name="obrázky17" text:anchor-type="paragraph" svg:x="-0.342cm" svg:y="11.698cm" svg:width="4.399cm" svg:height="6.399cm" draw:z-index="16"><draw:image xlink:href="Pictures/100002010000014A000001CE8B2CB9A4.png" xlink:type="simple" xlink:show="embed" xlink:actuate="onLoad"/></draw:frame><draw:frame draw:style-name="fr2" draw:name="obrázky18" text:anchor-type="paragraph" svg:x="14.85cm" svg:width="4.399cm" svg:height="6.399cm" draw:z-index="17"><draw:image xlink:href="Pictures/100002010000014A000001CE8B2CB9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ry </meta:initial-creator>
    <meta:creation-date>2022-12-15T17:09:59.71</meta:creation-date>
    <meta:document-statistic meta:table-count="0" meta:image-count="18" meta:object-count="0" meta:page-count="1" meta:paragraph-count="0" meta:word-count="0" meta:character-count="0"/>
    <dc:date>2022-12-15T17:32:40.62</dc:date>
    <dc:creator>Jerry </dc:creator>
    <meta:editing-duration>PT7M30S</meta:editing-duration>
    <meta:editing-cycles>1</meta:editing-cycles>
    <meta:generator>OpenOffice/4.1.12$Win32 OpenOffice.org_project/4112m1$Build-9809</meta:generator>
  </office:meta>
</office:document-meta>
</file>